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</text:p>
      <text:p text:style-name="P2">Review yesterday's material about the chaos game, randomness, probability, formulas in Excel, etc.</text:p>
      <text:p text:style-name="P2">How much of a review is needed is left to the instructor.</text:p>
      <text:p text:style-name="P2">Also, go over yesterday's example of the Sierpinski triangle generated by playing the chaos game (in Excel).</text:p>
      <text:p text:style-name="P1">Homework</text:p>
      <text:p text:style-name="P2">Take a look at the students' work on the chaos game with 4 vertices and 5 vertices.</text:p>
      <text:p text:style-name="P2">You can show them what they should look like by displaying the spreadsheets provided.</text:p>
      <text:p text:style-name="P1">The Chaos Game Application</text:p>
      <text:p text:style-name="P2">Provided is an application that plays the chaos game. <text:s/>It has a large number of parameters that can change how the resulting fractal looks. <text:s/>The default application setting is the Sierpinski triangle where midpoints are computed each time. <text:s/>Show the students this setting by running the application, selecting the predefined fractal: Sierpinski Triangle (n=3 r=0.5 theta=0), and clicking on GO. <text:s/>The application will draw 100,000 points. <text:s/>You can change this setting (i) to 5,000 for example and clicking on GO again.</text:p>
      <text:p text:style-name="P2">The parameter r specifies how far to go from the point component of the lowest value. <text:s/>When r=0.5, a midpoint is computed (50% of the way). <text:s/>Setting r=0.75 just fills in the triangle with more density near the center. <text:s/>Try 0.9. <text:s/>Try 0.33.</text:p>
      <text:p text:style-name="P2">Theta is a parameter than extends the chaos game by adding rotation. <text:s/>The idea here is to compute a new point that is some distance r away and then rotate it theta degrees around the vertex. <text:s/>For the plain Sierpinski triangle, we don't rotate around a vertex so theta=0. <text:s/>But try changing it to 45.</text:p>
      <text:p text:style-name="P2">Browse through the different Sierpinski predefined fractals (they show how changing these parameters alter the fractals).</text:p>
      <text:p text:style-name="P2">Note that some theta values are lists of multiple values separated by commas. <text:s/>This implies a different (possibly) rotation around each vertex. <text:s/>So for theta=0,20,-20, we mean that if the first (top) vertex is randomly selected, no rotation will be made (theta=0); if the second (bottom left) vertex is randomly selected, a rotation of theta=20 will be made; and a rotation of theta=-20 will be made if the last vertex is randomly selected. <text:s/>The Sierpinski Tree illustrates this.</text:p>
      <text:p text:style-name="P2">There are numerous predefined fractals such as the Kock curve, interesting versions of a square, the pentagon, hexagon, octagon, the famous Sierpinski carpet, and a really cool “starfish!”</text:p>
      <text:p text:style-name="P2">Try them all out to show the students. <text:s/>They can also finish their homework if they haven't already done so.</text:p>
      <text:p text:style-name="P2">And you can even draw points freehand (click on Clear first) and put in any number of parameters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Cyber Science<text:tab/>Lesson 20<text:tab/>The Chaos Ga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 Gourd</meta:initial-creator>
    <meta:creation-date>2011-02-02T14:50:14</meta:creation-date>
    <dc:date>2011-02-03T14:42:55</dc:date>
    <dc:creator>Jean Gourd</dc:creator>
    <meta:editing-duration>PT23H52M07S</meta:editing-duration>
    <meta:editing-cycles>37</meta:editing-cycles>
    <meta:generator>OpenOffice.org/3.2$Linux OpenOffice.org_project/320m12$Build-9483</meta:generator>
    <meta:document-statistic meta:table-count="0" meta:image-count="0" meta:object-count="0" meta:page-count="1" meta:paragraph-count="17" meta:word-count="426" meta:character-count="2555"/>
  </office:meta>
</office:document-meta>
</file>